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111111" draw:marker-start="" draw:marker-start-width="0.15cm" draw:marker-start-center="false" draw:marker-end="" draw:marker-end-width="0.15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08cm" fo:padding-bottom="0.108cm" fo:padding-left="0.233cm" fo:padding-right="0.23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svg:stroke-width="0.04cm" svg:stroke-color="#111111" draw:marker-start="" draw:marker-start-width="0.21cm" draw:marker-start-center="false" draw:marker-end="" draw:marker-end-width="0.21cm" draw:marker-end-center="false" draw:stroke-linejoin="round" svg:stroke-linecap="round" draw:fill="solid" draw:fill-color="#1c1c1c" draw:gradient-step-count="64" draw:textarea-horizontal-align="justify" draw:textarea-vertical-align="middle" draw:auto-grow-height="false" draw:fit-to-size="false" style:shrink-to-fit="false" fo:min-height="0.226cm" fo:min-width="0.288cm" fo:padding-top="0.128cm" fo:padding-bottom="0.128cm" fo:padding-left="0.253cm" fo:padding-right="0.25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1c1c1c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4" draw:layer="layout" svg:width="0.249cm" svg:height="0.286cm" svg:x="1.75cm" svg:y="0.463cm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7</text:span></text:p>
        </draw:path>
        <draw:path draw:style-name="gr4" draw:text-style-name="P4" draw:layer="layout" svg:width="0.249cm" svg:height="0.286cm" draw:transform="rotate (-3.14159265358979) translate (0.750035168051833cm 3.03597613721104cm)" svg:viewBox="0 0 250 287" svg:d="M39 240c-8-3-15-8-20-14-6-6-11-14-14-23s-5-18-5-29c0-12 2-24 6-37 5-13 11-27 21-42 9-15 22-30 37-46 16-15 34-31 56-48 1 0 1 0 1 0 1-1 3-1 4-1s3 0 4 1c23 17 41 33 57 48 15 16 27 31 37 46s16 29 21 42c4 13 6 25 6 37 0 11-2 20-5 29s-8 17-14 23c-5 6-12 11-20 14-7 4-15 6-23 6-7 0-14-2-21-4-6-3-13-6-19-11s-12-12-17-19c0-1-1-2-1-2 12 63 46 40 65 77h-140c19-37 53-14 65-77 0 0-1 1-1 2-5 7-11 14-17 19s-13 8-19 11c-7 2-14 4-21 4-8 0-16-2-23-6z">
          <text:p text:style-name="P3"><text:span text:style-name="T1">7</text:span></text:p>
        </draw:path>
        <draw:path draw:style-name="gr5" draw:text-style-name="P4" draw:layer="layout" svg:width="0.499cm" svg:height="0.574cm" svg:x="0.5cm" svg:y="0.6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6" draw:text-style-name="P4" draw:layer="layout" svg:width="0.499cm" svg:height="0.574cm" svg:x="1.5cm" svg:y="1.4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7" draw:text-style-name="P4" draw:layer="layout" svg:width="0.499cm" svg:height="0.574cm" svg:x="0.5cm" svg:y="2.1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8" draw:text-style-name="P4" draw:layer="layout" svg:width="0.499cm" svg:height="0.574cm" svg:x="1.5cm" svg:y="0.6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9" draw:text-style-name="P4" draw:layer="layout" svg:width="0.499cm" svg:height="0.574cm" svg:x="0.5cm" svg:y="1.42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0" draw:text-style-name="P4" draw:layer="layout" svg:width="0.499cm" svg:height="0.574cm" svg:x="1.5cm" svg:y="2.175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  <draw:path draw:style-name="gr11" draw:text-style-name="P4" draw:layer="layout" svg:width="0.499cm" svg:height="0.574cm" svg:x="1cm" svg:y="1cm" svg:viewBox="0 0 500 575" svg:d="M77 481c-15-7-28-17-40-30-11-12-21-27-27-45-6-17-10-37-10-59s4-47 13-74c8-26 22-54 41-83s43-60 74-91 68-63 113-96l1-1c3-1 5-2 8-2s5 1 7 2c1 0 1 1 2 1 44 33 82 65 112 96 31 31 56 62 75 91s32 57 41 83c9 27 13 52 13 74s-4 42-10 59c-7 18-16 33-27 45-12 13-25 23-40 30-15 6-31 10-48 10-13 0-27-2-41-7-13-5-26-13-38-23s-24-22-34-37c-1-2-2-3-3-5 25 127 93 81 131 156h-280c38-75 106-29 130-155 0 1-1 2-2 4-10 15-22 27-34 37s-25 18-39 23c-13 5-27 7-40 7-17 0-33-4-48-1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15T14:48:09.866000000</dc:date>
    <meta:editing-duration>PT1H50M56S</meta:editing-duration>
    <meta:editing-cycles>14</meta:editing-cycles>
    <meta:generator>LibreOffice/7.6.5.2$Windows_X86_64 LibreOffice_project/38d5f62f85355c192ef5f1dd47c5c0c0c6d6598b</meta:generator>
    <meta:document-statistic meta:object-count="11"/>
  </office:meta>
</office:document-meta>
</file>